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40000024AC3E061D84A9161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51cm" svg:height="12.797cm" svg:x="1.27cm" svg:y="2.953cm">
          <draw:image xlink:href="Pictures/10000001000002F40000024AC3E061D84A916168.png" xlink:type="simple" xlink:show="embed" xlink:actuate="onLoad" draw:mime-type="image/png">
            <text:p/>
          </draw:image>
        </draw:frame>
        <draw:frame draw:style-name="gr2" draw:text-style-name="P2" draw:layer="layout" svg:width="4.278cm" svg:height="0.962cm" svg:x="20.32cm" svg:y="5.08cm">
          <draw:text-box>
            <text:p>WSN SETUP</text:p>
          </draw:text-box>
        </draw:frame>
        <draw:frame draw:style-name="gr3" draw:text-style-name="P2" draw:layer="layout" svg:width="5.857cm" svg:height="3.095cm" svg:x="20.178cm" svg:y="6.985cm">
          <draw:text-box>
            <text:p>20 senders</text:p>
            <text:p>6 dummy receivers</text:p>
            <text:p>1 sink</text:p>
            <text:p>1 root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0T08:18:04.924437531</meta:creation-date>
    <dc:date>2025-05-20T08:27:58.984898383</dc:date>
    <meta:editing-duration>PT9M54S</meta:editing-duration>
    <meta:editing-cycles>1</meta:editing-cycles>
    <meta:document-statistic meta:object-count="26"/>
    <meta:generator>LibreOffice/7.3.7.2$Linux_X86_64 LibreOffice_project/30$Build-2</meta:generator>
  </office:meta>
</office:document-meta>
</file>